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 = 500 ms 0,0049 V " table:style-name="ta1">
        <table:shapes>
          <draw:frame draw:z-index="0" draw:style-name="gr1" draw:text-style-name="P1" svg:width="245.6mm" svg:height="150.61mm" svg:x="51.76mm" svg:y="2.12mm">
            <draw:object draw:notify-on-update-of-ranges="'Te = 500 ms 0,0049 V '.A2:'Te = 500 ms 0,0049 V '.A101 'Te = 500 ms 0,0049 V '.B1:'Te = 500 ms 0,0049 V '.B1 'Te = 500 ms 0,0049 V '.B2:'Te = 500 ms 0,0049 V '.B101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91" calcext:value-type="float">
            <text:p>4,91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2" calcext:value-type="float">
            <text:p>0,32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85" calcext:value-type="float">
            <text:p>4,85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39" calcext:value-type="float">
            <text:p>0,39</text:p>
          </table:table-cell>
          <table:table-cell table:number-columns-repeated="10"/>
        </table:table-row>
        <table:table-row table:style-name="ro1" table:number-rows-repeated="30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e = 500 ms</text:p>
          </table:table-cell>
          <table:table-cell/>
          <table:table-cell office:value-type="string" calcext:value-type="string">
            <text:p>Pas = 0,004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ms</text:p>
          </table:table-cell>
        </table:table-row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f mesurée graphe</text:p>
          </table:table-cell>
          <table:table-cell table:formula="of:=1/([.K37]*0.001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/>
          <table:table-cell/>
        </table:table-row>
      </table:table>
      <table:table table:name="Te = 200 ms 0,00489 V" table:style-name="ta1">
        <table:shapes>
          <draw:frame draw:z-index="0" draw:style-name="gr1" draw:text-style-name="P1" svg:width="257.01mm" svg:height="144.56mm" svg:x="58.55mm" svg:y="7.11mm">
            <draw:object draw:notify-on-update-of-ranges="'Te = 200 ms 0,00489 V'.A2:'Te = 200 ms 0,00489 V'.A200 'Te = 200 ms 0,00489 V'.B1:'Te = 200 ms 0,00489 V'.B1 'Te = 200 ms 0,00489 V'.B2:'Te = 200 ms 0,00489 V'.B2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,3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76" calcext:value-type="float">
            <text:p>2,76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93" calcext:value-type="float">
            <text:p>4,93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95" calcext:value-type="float">
            <text:p>3,95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15" calcext:value-type="float">
            <text:p>1,15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9" calcext:value-type="float">
            <text:p>0,29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57" calcext:value-type="float">
            <text:p>2,57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88" calcext:value-type="float">
            <text:p>4,88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.11" calcext:value-type="float">
            <text:p>4,11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32" calcext:value-type="float">
            <text:p>1,32</text:p>
          </table:table-cell>
          <table:table-cell table:number-columns-repeated="10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e = 20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ms</text:p>
          </table:table-cell>
        </table:table-row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f mesurée graphe</text:p>
          </table:table-cell>
          <table:table-cell table:formula="of:=1/([.K37]*0.001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/>
          <table:table-cell/>
        </table:table-row>
      </table:table>
      <table:table table:name="Te =50 ms 0,00489 V" table:style-name="ta1">
        <table:shapes>
          <draw:frame draw:z-index="0" draw:style-name="gr1" draw:text-style-name="P1" svg:width="249.43mm" svg:height="140.3mm" svg:x="61.86mm" svg:y="6.05mm">
            <draw:object draw:notify-on-update-of-ranges="'Te =50 ms 0,00489 V'.A1:'Te =50 ms 0,00489 V'.A1 'Te =50 ms 0,00489 V'.A2:'Te =50 ms 0,00489 V'.A41 'Te =50 ms 0,00489 V'.B1:'Te =50 ms 0,00489 V'.B1 'Te =50 ms 0,00489 V'.B2:'Te =50 ms 0,00489 V'.B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,4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84" calcext:value-type="float">
            <text:p>0,84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.44" calcext:value-type="float">
            <text:p>1,44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15" calcext:value-type="float">
            <text:p>2,1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.89" calcext:value-type="float">
            <text:p>2,89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61" calcext:value-type="float">
            <text:p>3,61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.23" calcext:value-type="float">
            <text:p>4,23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.71" calcext:value-type="float">
            <text:p>4,71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97" calcext:value-type="float">
            <text:p>4,97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.83" calcext:value-type="float">
            <text:p>4,83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.41" calcext:value-type="float">
            <text:p>4,41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.83" calcext:value-type="float">
            <text:p>3,83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.14" calcext:value-type="float">
            <text:p>3,14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4" calcext:value-type="float">
            <text:p>2,4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.68" calcext:value-type="float">
            <text:p>1,68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.03" calcext:value-type="float">
            <text:p>1,03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53" calcext:value-type="float">
            <text:p>0,53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24" calcext:value-type="float">
            <text:p>0,24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34" calcext:value-type="float">
            <text:p>0,34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0.74" calcext:value-type="float">
            <text:p>0,74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.31" calcext:value-type="float">
            <text:p>1,31</text:p>
          </table:table-cell>
          <table:table-cell table:number-columns-repeated="1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.75" calcext:value-type="float">
            <text:p>2,75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.47" calcext:value-type="float">
            <text:p>3,47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.12" calcext:value-type="float">
            <text:p>4,12</text:p>
          </table:table-cell>
          <table:table-cell table:number-columns-repeated="1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4.63" calcext:value-type="float">
            <text:p>4,63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94" calcext:value-type="float">
            <text:p>4,94</text:p>
          </table:table-cell>
          <table:table-cell table:number-columns-repeated="1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4.89" calcext:value-type="float">
            <text:p>4,89</text:p>
          </table:table-cell>
          <table:table-cell table:number-columns-repeated="1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.5" calcext:value-type="float">
            <text:p>4,5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.96" calcext:value-type="float">
            <text:p>3,96</text:p>
          </table:table-cell>
          <table:table-cell table:number-columns-repeated="1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.28" calcext:value-type="float">
            <text:p>3,28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.55" calcext:value-type="float">
            <text:p>2,55</text:p>
          </table:table-cell>
          <table:table-cell table:number-columns-repeated="3"/>
          <table:table-cell office:value-type="string" calcext:value-type="string">
            <text:p>Te = 5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.81" calcext:value-type="float">
            <text:p>1,81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.15" calcext:value-type="float">
            <text:p>1,15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 table:formula="of:=1/([.K37]*0.001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0.62" calcext:value-type="float">
            <text:p>0,62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28" calcext:value-type="float">
            <text:p>0,28</text:p>
          </table:table-cell>
          <table:table-cell table:number-columns-repeated="1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.19" calcext:value-type="float">
            <text:p>0,19</text:p>
          </table:table-cell>
          <table:table-cell table:number-columns-repeated="8"/>
          <table:table-cell table:style-name="ce1"/>
          <table:table-cell/>
        </table:table-row>
      </table:table>
      <table:table table:name="Te = 20 ms 0,00489 V" table:style-name="ta1">
        <table:shapes>
          <draw:frame draw:z-index="0" draw:style-name="gr1" draw:text-style-name="P1" svg:width="257.01mm" svg:height="144.56mm" svg:x="58.55mm" svg:y="7.11mm">
            <draw:object draw:notify-on-update-of-ranges="'Te = 20 ms 0,00489 V'.A2:'Te = 20 ms 0,00489 V'.A200 'Te = 20 ms 0,00489 V'.B1:'Te = 20 ms 0,00489 V'.B1 'Te = 20 ms 0,00489 V'.B2:'Te = 20 ms 0,00489 V'.B2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73" calcext:value-type="float">
            <text:p>1,73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.01" calcext:value-type="float">
            <text:p>2,01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.31" calcext:value-type="float">
            <text:p>2,31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61" calcext:value-type="float">
            <text:p>2,61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.91" calcext:value-type="float">
            <text:p>2,9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1" calcext:value-type="float">
            <text:p>3,21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49" calcext:value-type="float">
            <text:p>3,4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77" calcext:value-type="float">
            <text:p>3,77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01" calcext:value-type="float">
            <text:p>4,01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25" calcext:value-type="float">
            <text:p>4,2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45" calcext:value-type="float">
            <text:p>4,45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.64" calcext:value-type="float">
            <text:p>4,64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.79" calcext:value-type="float">
            <text:p>4,79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.9" calcext:value-type="float">
            <text:p>4,9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.97" calcext:value-type="float">
            <text:p>4,97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.97" calcext:value-type="float">
            <text:p>4,97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" calcext:value-type="float">
            <text:p>4,9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.79" calcext:value-type="float">
            <text:p>4,79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.64" calcext:value-type="float">
            <text:p>4,64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.45" calcext:value-type="float">
            <text:p>4,45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.24" calcext:value-type="float">
            <text:p>4,24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.01" calcext:value-type="float">
            <text:p>4,01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77" calcext:value-type="float">
            <text:p>3,77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49" calcext:value-type="float">
            <text:p>3,49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3.21" calcext:value-type="float">
            <text:p>3,21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91" calcext:value-type="float">
            <text:p>2,91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62" calcext:value-type="float">
            <text:p>2,62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32" calcext:value-type="float">
            <text:p>2,32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02" calcext:value-type="float">
            <text:p>2,02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.73" calcext:value-type="float">
            <text:p>1,73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.45" calcext:value-type="float">
            <text:p>1,45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.2" calcext:value-type="float">
            <text:p>1,2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96" calcext:value-type="float">
            <text:p>0,96</text:p>
          </table:table-cell>
          <table:table-cell table:number-columns-repeated="3"/>
          <table:table-cell office:value-type="string" calcext:value-type="string">
            <text:p>Te = 2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74" calcext:value-type="float">
            <text:p>0,74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56" calcext:value-type="float">
            <text:p>0,56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 table:formula="of:=1/([.K37]*0.001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41" calcext:value-type="float">
            <text:p>0,41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29" calcext:value-type="float">
            <text:p>0,29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23" calcext:value-type="float">
            <text:p>0,23</text:p>
          </table:table-cell>
          <table:table-cell table:number-columns-repeated="8"/>
          <table:table-cell table:style-name="ce1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28" calcext:value-type="float">
            <text:p>0,28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39" calcext:value-type="float">
            <text:p>0,39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53" calcext:value-type="float">
            <text:p>0,53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0.71" calcext:value-type="float">
            <text:p>0,71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0.92" calcext:value-type="float">
            <text:p>0,92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.15" calcext:value-type="float">
            <text:p>1,15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.41" calcext:value-type="float">
            <text:p>1,41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.68" calcext:value-type="float">
            <text:p>1,68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.97" calcext:value-type="float">
            <text:p>1,97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.26" calcext:value-type="float">
            <text:p>2,26</text:p>
          </table:table-cell>
          <table:table-cell table:number-columns-repeated="1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.57" calcext:value-type="float">
            <text:p>2,57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.87" calcext:value-type="float">
            <text:p>2,87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.16" calcext:value-type="float">
            <text:p>3,16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3.45" calcext:value-type="float">
            <text:p>3,45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3.72" calcext:value-type="float">
            <text:p>3,72</text:p>
          </table:table-cell>
          <table:table-cell table:number-columns-repeated="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3.98" calcext:value-type="float">
            <text:p>3,98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4.22" calcext:value-type="float">
            <text:p>4,22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.43" calcext:value-type="float">
            <text:p>4,43</text:p>
          </table:table-cell>
          <table:table-cell table:number-columns-repeated="1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.62" calcext:value-type="float">
            <text:p>4,62</text:p>
          </table:table-cell>
          <table:table-cell table:number-columns-repeated="1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.77" calcext:value-type="float">
            <text:p>4,77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.89" calcext:value-type="float">
            <text:p>4,89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4.96" calcext:value-type="float">
            <text:p>4,96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4.98" calcext:value-type="float">
            <text:p>4,98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4.92" calcext:value-type="float">
            <text:p>4,92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4.81" calcext:value-type="float">
            <text:p>4,81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4.67" calcext:value-type="float">
            <text:p>4,67</text:p>
          </table:table-cell>
          <table:table-cell table:number-columns-repeated="10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4.49" calcext:value-type="float">
            <text:p>4,49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4.28" calcext:value-type="float">
            <text:p>4,28</text:p>
          </table:table-cell>
          <table:table-cell table:number-columns-repeated="1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4.05" calcext:value-type="float">
            <text:p>4,05</text:p>
          </table:table-cell>
          <table:table-cell table:number-columns-repeated="10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.8" calcext:value-type="float">
            <text:p>3,8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.54" calcext:value-type="float">
            <text:p>3,54</text:p>
          </table:table-cell>
          <table:table-cell table:number-columns-repeated="1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3.25" calcext:value-type="float">
            <text:p>3,25</text:p>
          </table:table-cell>
          <table:table-cell table:number-columns-repeated="1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.96" calcext:value-type="float">
            <text:p>2,96</text:p>
          </table:table-cell>
          <table:table-cell table:number-columns-repeated="10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.67" calcext:value-type="float">
            <text:p>2,67</text:p>
          </table:table-cell>
          <table:table-cell table:number-columns-repeated="1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.36" calcext:value-type="float">
            <text:p>2,36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07" calcext:value-type="float">
            <text:p>2,07</text:p>
          </table:table-cell>
          <table:table-cell table:number-columns-repeated="1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.78" calcext:value-type="float">
            <text:p>1,78</text:p>
          </table:table-cell>
          <table:table-cell table:number-columns-repeated="1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.5" calcext:value-type="float">
            <text:p>1,5</text:p>
          </table:table-cell>
          <table:table-cell table:number-columns-repeated="1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.24" calcext:value-type="float">
            <text:p>1,24</text:p>
          </table:table-cell>
          <table:table-cell table:number-columns-repeated="1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0.78" calcext:value-type="float">
            <text:p>0,78</text:p>
          </table:table-cell>
          <table:table-cell table:number-columns-repeated="1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0.59" calcext:value-type="float">
            <text:p>0,59</text:p>
          </table:table-cell>
          <table:table-cell table:number-columns-repeated="1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0.43" calcext:value-type="float">
            <text:p>0,43</text:p>
          </table:table-cell>
          <table:table-cell table:number-columns-repeated="1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0.31" calcext:value-type="float">
            <text:p>0,31</text:p>
          </table:table-cell>
          <table:table-cell table:number-columns-repeated="1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0.23" calcext:value-type="float">
            <text:p>0,23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0.21" calcext:value-type="float">
            <text:p>0,21</text:p>
          </table:table-cell>
          <table:table-cell table:number-columns-repeated="1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0.19" calcext:value-type="float">
            <text:p>0,19</text:p>
          </table:table-cell>
          <table:table-cell table:number-columns-repeated="1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0.27" calcext:value-type="float">
            <text:p>0,27</text:p>
          </table:table-cell>
          <table:table-cell table:number-columns-repeated="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0.37" calcext:value-type="float">
            <text:p>0,37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.5" calcext:value-type="float">
            <text:p>0,5</text:p>
          </table:table-cell>
          <table:table-cell table:number-columns-repeated="1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0.68" calcext:value-type="float">
            <text:p>0,68</text:p>
          </table:table-cell>
          <table:table-cell table:number-columns-repeated="1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0.89" calcext:value-type="float">
            <text:p>0,89</text:p>
          </table:table-cell>
          <table:table-cell table:number-columns-repeated="1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1.12" calcext:value-type="float">
            <text:p>1,12</text:p>
          </table:table-cell>
          <table:table-cell table:number-columns-repeated="1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37" calcext:value-type="float">
            <text:p>1,37</text:p>
          </table:table-cell>
          <table:table-cell table:number-columns-repeated="10"/>
        </table:table-row>
      </table:table>
      <table:table table:name="Te = 10 ms 0,00489 V" table:style-name="ta1">
        <table:shapes>
          <draw:frame draw:z-index="0" draw:style-name="gr1" draw:text-style-name="P1" svg:width="259.91mm" svg:height="145.83mm" svg:x="50.94mm" svg:y="0.79mm">
            <draw:object draw:notify-on-update-of-ranges="'Te = 10 ms 0,00489 V'.A1:'Te = 10 ms 0,00489 V'.A1 'Te = 10 ms 0,00489 V'.A2:'Te = 10 ms 0,00489 V'.A201 'Te = 10 ms 0,00489 V'.B1:'Te = 10 ms 0,00489 V'.B1 'Te = 10 ms 0,00489 V'.B2:'Te = 10 ms 0,00489 V'.B2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49" calcext:value-type="float">
            <text:p>4,4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.39" calcext:value-type="float">
            <text:p>4,39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28" calcext:value-type="float">
            <text:p>4,28</text:p>
          </table:table-cell>
          <table:table-cell table:number-columns-repeated="1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17" calcext:value-type="float">
            <text:p>4,17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05" calcext:value-type="float">
            <text:p>4,05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3.93" calcext:value-type="float">
            <text:p>3,93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.79" calcext:value-type="float">
            <text:p>3,79</text:p>
          </table:table-cell>
          <table:table-cell table:number-columns-repeated="1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.66" calcext:value-type="float">
            <text:p>3,66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52" calcext:value-type="float">
            <text:p>3,52</text:p>
          </table:table-cell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38" calcext:value-type="float">
            <text:p>3,38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.23" calcext:value-type="float">
            <text:p>3,23</text:p>
          </table:table-cell>
          <table:table-cell table:number-columns-repeated="1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.09" calcext:value-type="float">
            <text:p>3,09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.93" calcext:value-type="float">
            <text:p>2,93</text:p>
          </table:table-cell>
          <table:table-cell table:number-columns-repeated="1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.79" calcext:value-type="float">
            <text:p>2,79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.63" calcext:value-type="float">
            <text:p>2,63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.48" calcext:value-type="float">
            <text:p>2,48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.33" calcext:value-type="float">
            <text:p>2,33</text:p>
          </table:table-cell>
          <table:table-cell table:number-columns-repeated="1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.18" calcext:value-type="float">
            <text:p>2,18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.03" calcext:value-type="float">
            <text:p>2,03</text:p>
          </table:table-cell>
          <table:table-cell table:number-columns-repeated="1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.88" calcext:value-type="float">
            <text:p>1,88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.74" calcext:value-type="float">
            <text:p>1,74</text:p>
          </table:table-cell>
          <table:table-cell table:number-columns-repeated="10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.59" calcext:value-type="float">
            <text:p>1,59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.46" calcext:value-type="float">
            <text:p>1,46</text:p>
          </table:table-cell>
          <table:table-cell table:number-columns-repeated="10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.32" calcext:value-type="float">
            <text:p>1,32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.19" calcext:value-type="float">
            <text:p>1,19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.07" calcext:value-type="float">
            <text:p>1,07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95" calcext:value-type="float">
            <text:p>0,95</text:p>
          </table:table-cell>
          <table:table-cell table:number-columns-repeated="10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4" calcext:value-type="float">
            <text:p>0,84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74" calcext:value-type="float">
            <text:p>0,74</text:p>
          </table:table-cell>
          <table:table-cell table:number-columns-repeated="1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64" calcext:value-type="float">
            <text:p>0,64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5" calcext:value-type="float">
            <text:p>0,55</text:p>
          </table:table-cell>
          <table:table-cell table:number-columns-repeated="10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0.47" calcext:value-type="float">
            <text:p>0,47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4" calcext:value-type="float">
            <text:p>0,4</text:p>
          </table:table-cell>
          <table:table-cell table:number-columns-repeated="10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34" calcext:value-type="float">
            <text:p>0,34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9" calcext:value-type="float">
            <text:p>0,29</text:p>
          </table:table-cell>
          <table:table-cell table:number-columns-repeated="3"/>
          <table:table-cell office:value-type="string" calcext:value-type="string">
            <text:p>Te = 1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5" calcext:value-type="float">
            <text:p>0,25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22" calcext:value-type="float">
            <text:p>0,22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 table:formula="of:=1/([.K37]*0.001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2" calcext:value-type="float">
            <text:p>0,2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19" calcext:value-type="float">
            <text:p>0,19</text:p>
          </table:table-cell>
          <table:table-cell table:number-columns-repeated="8"/>
          <table:table-cell table:style-name="ce1"/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21" calcext:value-type="float">
            <text:p>0,21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29" calcext:value-type="float">
            <text:p>0,29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5" calcext:value-type="float">
            <text:p>0,35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41" calcext:value-type="float">
            <text:p>0,41</text:p>
          </table:table-cell>
          <table:table-cell table:number-columns-repeated="1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48" calcext:value-type="float">
            <text:p>0,48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56" calcext:value-type="float">
            <text:p>0,56</text:p>
          </table:table-cell>
          <table:table-cell table:number-columns-repeated="1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66" calcext:value-type="float">
            <text:p>0,66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5" calcext:value-type="float">
            <text:p>0,75</text:p>
          </table:table-cell>
          <table:table-cell table:number-columns-repeated="1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86" calcext:value-type="float">
            <text:p>0,86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97" calcext:value-type="float">
            <text:p>0,97</text:p>
          </table:table-cell>
          <table:table-cell table:number-columns-repeated="1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.09" calcext:value-type="float">
            <text:p>1,09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.22" calcext:value-type="float">
            <text:p>1,22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.34" calcext:value-type="float">
            <text:p>1,34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.48" calcext:value-type="float">
            <text:p>1,48</text:p>
          </table:table-cell>
          <table:table-cell table:number-columns-repeated="1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.62" calcext:value-type="float">
            <text:p>1,62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.76" calcext:value-type="float">
            <text:p>1,76</text:p>
          </table:table-cell>
          <table:table-cell table:number-columns-repeated="10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9" calcext:value-type="float">
            <text:p>1,9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05" calcext:value-type="float">
            <text:p>2,05</text:p>
          </table:table-cell>
          <table:table-cell table:number-columns-repeated="10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2" calcext:value-type="float">
            <text:p>2,2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6" calcext:value-type="float">
            <text:p>2,36</text:p>
          </table:table-cell>
          <table:table-cell table:number-columns-repeated="10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51" calcext:value-type="float">
            <text:p>2,51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66" calcext:value-type="float">
            <text:p>2,66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81" calcext:value-type="float">
            <text:p>2,81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96" calcext:value-type="float">
            <text:p>2,96</text:p>
          </table:table-cell>
          <table:table-cell table:number-columns-repeated="10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3.11" calcext:value-type="float">
            <text:p>3,11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3.26" calcext:value-type="float">
            <text:p>3,26</text:p>
          </table:table-cell>
          <table:table-cell table:number-columns-repeated="10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.41" calcext:value-type="float">
            <text:p>3,41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3.55" calcext:value-type="float">
            <text:p>3,55</text:p>
          </table:table-cell>
          <table:table-cell table:number-columns-repeated="10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3.69" calcext:value-type="float">
            <text:p>3,69</text:p>
          </table:table-cell>
          <table:table-cell table:number-columns-repeated="10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3.82" calcext:value-type="float">
            <text:p>3,82</text:p>
          </table:table-cell>
          <table:table-cell table:number-columns-repeated="10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.95" calcext:value-type="float">
            <text:p>3,95</text:p>
          </table:table-cell>
          <table:table-cell table:number-columns-repeated="10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.07" calcext:value-type="float">
            <text:p>4,07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.2" calcext:value-type="float">
            <text:p>4,2</text:p>
          </table:table-cell>
          <table:table-cell table:number-columns-repeated="10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.31" calcext:value-type="float">
            <text:p>4,31</text:p>
          </table:table-cell>
          <table:table-cell table:number-columns-repeated="10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.42" calcext:value-type="float">
            <text:p>4,42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.51" calcext:value-type="float">
            <text:p>4,51</text:p>
          </table:table-cell>
          <table:table-cell table:number-columns-repeated="10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.61" calcext:value-type="float">
            <text:p>4,61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.69" calcext:value-type="float">
            <text:p>4,69</text:p>
          </table:table-cell>
          <table:table-cell table:number-columns-repeated="10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.77" calcext:value-type="float">
            <text:p>4,77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.84" calcext:value-type="float">
            <text:p>4,84</text:p>
          </table:table-cell>
          <table:table-cell table:number-columns-repeated="10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.9" calcext:value-type="float">
            <text:p>4,9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.94" calcext:value-type="float">
            <text:p>4,94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.98" calcext:value-type="float">
            <text:p>4,98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.97" calcext:value-type="float">
            <text:p>4,97</text:p>
          </table:table-cell>
          <table:table-cell table:number-columns-repeated="10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4.94" calcext:value-type="float">
            <text:p>4,94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.89" calcext:value-type="float">
            <text:p>4,89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.84" calcext:value-type="float">
            <text:p>4,84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.76" calcext:value-type="float">
            <text:p>4,76</text:p>
          </table:table-cell>
          <table:table-cell table:number-columns-repeated="10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.69" calcext:value-type="float">
            <text:p>4,69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.6" calcext:value-type="float">
            <text:p>4,6</text:p>
          </table:table-cell>
          <table:table-cell table:number-columns-repeated="10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4.51" calcext:value-type="float">
            <text:p>4,51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.41" calcext:value-type="float">
            <text:p>4,41</text:p>
          </table:table-cell>
          <table:table-cell table:number-columns-repeated="10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4.3" calcext:value-type="float">
            <text:p>4,3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4.19" calcext:value-type="float">
            <text:p>4,19</text:p>
          </table:table-cell>
          <table:table-cell table:number-columns-repeated="10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4.07" calcext:value-type="float">
            <text:p>4,07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3.94" calcext:value-type="float">
            <text:p>3,94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3.81" calcext:value-type="float">
            <text:p>3,81</text:p>
          </table:table-cell>
          <table:table-cell table:number-columns-repeated="1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3.68" calcext:value-type="float">
            <text:p>3,68</text:p>
          </table:table-cell>
          <table:table-cell table:number-columns-repeated="10"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3.55" calcext:value-type="float">
            <text:p>3,55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3.4" calcext:value-type="float">
            <text:p>3,4</text:p>
          </table:table-cell>
          <table:table-cell table:number-columns-repeated="10"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3.26" calcext:value-type="float">
            <text:p>3,26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.11" calcext:value-type="float">
            <text:p>3,11</text:p>
          </table:table-cell>
          <table:table-cell table:number-columns-repeated="10"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.96" calcext:value-type="float">
            <text:p>2,96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.81" calcext:value-type="float">
            <text:p>2,81</text:p>
          </table:table-cell>
          <table:table-cell table:number-columns-repeated="10"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.66" calcext:value-type="float">
            <text:p>2,66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.5" calcext:value-type="float">
            <text:p>2,5</text:p>
          </table:table-cell>
          <table:table-cell table:number-columns-repeated="1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.35" calcext:value-type="float">
            <text:p>2,35</text:p>
          </table:table-cell>
          <table:table-cell table:number-columns-repeated="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.2" calcext:value-type="float">
            <text:p>2,2</text:p>
          </table:table-cell>
          <table:table-cell table:number-columns-repeated="10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.05" calcext:value-type="float">
            <text:p>2,05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.9" calcext:value-type="float">
            <text:p>1,9</text:p>
          </table:table-cell>
          <table:table-cell table:number-columns-repeated="10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.76" calcext:value-type="float">
            <text:p>1,76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.61" calcext:value-type="float">
            <text:p>1,61</text:p>
          </table:table-cell>
          <table:table-cell table:number-columns-repeated="10"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.48" calcext:value-type="float">
            <text:p>1,48</text:p>
          </table:table-cell>
          <table:table-cell table:number-columns-repeated="1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.34" calcext:value-type="float">
            <text:p>1,34</text:p>
          </table:table-cell>
          <table:table-cell table:number-columns-repeated="10"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.21" calcext:value-type="float">
            <text:p>1,21</text:p>
          </table:table-cell>
          <table:table-cell table:number-columns-repeated="1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.09" calcext:value-type="float">
            <text:p>1,09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0.97" calcext:value-type="float">
            <text:p>0,97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0.86" calcext:value-type="float">
            <text:p>0,86</text:p>
          </table:table-cell>
          <table:table-cell table:number-columns-repeated="10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0.75" calcext:value-type="float">
            <text:p>0,75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0.66" calcext:value-type="float">
            <text:p>0,66</text:p>
          </table:table-cell>
          <table:table-cell table:number-columns-repeated="10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0.56" calcext:value-type="float">
            <text:p>0,56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0.48" calcext:value-type="float">
            <text:p>0,48</text:p>
          </table:table-cell>
          <table:table-cell table:number-columns-repeated="10"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0.41" calcext:value-type="float">
            <text:p>0,41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0.34" calcext:value-type="float">
            <text:p>0,34</text:p>
          </table:table-cell>
          <table:table-cell table:number-columns-repeated="10"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0.29" calcext:value-type="float">
            <text:p>0,29</text:p>
          </table:table-cell>
          <table:table-cell table:number-columns-repeated="1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0.21" calcext:value-type="float">
            <text:p>0,21</text:p>
          </table:table-cell>
          <table:table-cell table:number-columns-repeated="10"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0.19" calcext:value-type="float">
            <text:p>0,19</text:p>
          </table:table-cell>
          <table:table-cell table:number-columns-repeated="10"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0.2" calcext:value-type="float">
            <text:p>0,2</text:p>
          </table:table-cell>
          <table:table-cell table:number-columns-repeated="10"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0.22" calcext:value-type="float">
            <text:p>0,22</text:p>
          </table:table-cell>
          <table:table-cell table:number-columns-repeated="10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0.25" calcext:value-type="float">
            <text:p>0,25</text:p>
          </table:table-cell>
          <table:table-cell table:number-columns-repeated="10"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0.28" calcext:value-type="float">
            <text:p>0,28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0.34" calcext:value-type="float">
            <text:p>0,34</text:p>
          </table:table-cell>
          <table:table-cell table:number-columns-repeated="1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0.4" calcext:value-type="float">
            <text:p>0,4</text:p>
          </table:table-cell>
          <table:table-cell table:number-columns-repeated="1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0.47" calcext:value-type="float">
            <text:p>0,47</text:p>
          </table:table-cell>
          <table:table-cell table:number-columns-repeated="10"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0.55" calcext:value-type="float">
            <text:p>0,55</text:p>
          </table:table-cell>
          <table:table-cell table:number-columns-repeated="10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0.64" calcext:value-type="float">
            <text:p>0,64</text:p>
          </table:table-cell>
          <table:table-cell table:number-columns-repeated="10"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0.74" calcext:value-type="float">
            <text:p>0,74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85" calcext:value-type="float">
            <text:p>0,85</text:p>
          </table:table-cell>
          <table:table-cell table:number-columns-repeated="10"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0.96" calcext:value-type="float">
            <text:p>0,96</text:p>
          </table:table-cell>
          <table:table-cell table:number-columns-repeated="1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1.07" calcext:value-type="float">
            <text:p>1,07</text:p>
          </table:table-cell>
          <table:table-cell table:number-columns-repeated="10"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1.19" calcext:value-type="float">
            <text:p>1,19</text:p>
          </table:table-cell>
          <table:table-cell table:number-columns-repeated="1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.33" calcext:value-type="float">
            <text:p>1,33</text:p>
          </table:table-cell>
          <table:table-cell table:number-columns-repeated="1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.46" calcext:value-type="float">
            <text:p>1,46</text:p>
          </table:table-cell>
          <table:table-cell table:number-columns-repeated="10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.59" calcext:value-type="float">
            <text:p>1,59</text:p>
          </table:table-cell>
          <table:table-cell table:number-columns-repeated="10"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.74" calcext:value-type="float">
            <text:p>1,74</text:p>
          </table:table-cell>
          <table:table-cell table:number-columns-repeated="1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.88" calcext:value-type="float">
            <text:p>1,88</text:p>
          </table:table-cell>
          <table:table-cell table:number-columns-repeated="10"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2.03" calcext:value-type="float">
            <text:p>2,03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2.18" calcext:value-type="float">
            <text:p>2,18</text:p>
          </table:table-cell>
          <table:table-cell table:number-columns-repeated="10"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2.33" calcext:value-type="float">
            <text:p>2,33</text:p>
          </table:table-cell>
          <table:table-cell table:number-columns-repeated="1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.48" calcext:value-type="float">
            <text:p>2,48</text:p>
          </table:table-cell>
          <table:table-cell table:number-columns-repeated="10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.64" calcext:value-type="float">
            <text:p>2,64</text:p>
          </table:table-cell>
          <table:table-cell table:number-columns-repeated="1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.79" calcext:value-type="float">
            <text:p>2,79</text:p>
          </table:table-cell>
          <table:table-cell table:number-columns-repeated="1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.94" calcext:value-type="float">
            <text:p>2,94</text:p>
          </table:table-cell>
          <table:table-cell table:number-columns-repeated="1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3.09" calcext:value-type="float">
            <text:p>3,09</text:p>
          </table:table-cell>
          <table:table-cell table:number-columns-repeated="10"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3.24" calcext:value-type="float">
            <text:p>3,24</text:p>
          </table:table-cell>
          <table:table-cell table:number-columns-repeated="1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3.38" calcext:value-type="float">
            <text:p>3,38</text:p>
          </table:table-cell>
          <table:table-cell table:number-columns-repeated="10"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3.53" calcext:value-type="float">
            <text:p>3,53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.66" calcext:value-type="float">
            <text:p>3,66</text:p>
          </table:table-cell>
          <table:table-cell table:number-columns-repeated="10"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3.8" calcext:value-type="float">
            <text:p>3,8</text:p>
          </table:table-cell>
          <table:table-cell table:number-columns-repeated="1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3.93" calcext:value-type="float">
            <text:p>3,93</text:p>
          </table:table-cell>
          <table:table-cell table:number-columns-repeated="10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4.05" calcext:value-type="float">
            <text:p>4,05</text:p>
          </table:table-cell>
          <table:table-cell table:number-columns-repeated="1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4.18" calcext:value-type="float">
            <text:p>4,18</text:p>
          </table:table-cell>
          <table:table-cell table:number-columns-repeated="10"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4.29" calcext:value-type="float">
            <text:p>4,29</text:p>
          </table:table-cell>
          <table:table-cell table:number-columns-repeated="1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4.4" calcext:value-type="float">
            <text:p>4,4</text:p>
          </table:table-cell>
          <table:table-cell table:number-columns-repeated="10"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4.5" calcext:value-type="float">
            <text:p>4,5</text:p>
          </table:table-cell>
          <table:table-cell table:number-columns-repeated="1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4.59" calcext:value-type="float">
            <text:p>4,59</text:p>
          </table:table-cell>
          <table:table-cell table:number-columns-repeated="10"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4.68" calcext:value-type="float">
            <text:p>4,68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4.76" calcext:value-type="float">
            <text:p>4,76</text:p>
          </table:table-cell>
          <table:table-cell table:number-columns-repeated="10"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4.83" calcext:value-type="float">
            <text:p>4,83</text:p>
          </table:table-cell>
          <table:table-cell table:number-columns-repeated="1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4.89" calcext:value-type="float">
            <text:p>4,89</text:p>
          </table:table-cell>
          <table:table-cell table:number-columns-repeated="10"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4.93" calcext:value-type="float">
            <text:p>4,93</text:p>
          </table:table-cell>
          <table:table-cell table:number-columns-repeated="1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4.97" calcext:value-type="float">
            <text:p>4,97</text:p>
          </table:table-cell>
          <table:table-cell table:number-columns-repeated="10"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.98" calcext:value-type="float">
            <text:p>4,98</text:p>
          </table:table-cell>
          <table:table-cell table:number-columns-repeated="1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.94" calcext:value-type="float">
            <text:p>4,94</text:p>
          </table:table-cell>
          <table:table-cell table:number-columns-repeated="10"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.9" calcext:value-type="float">
            <text:p>4,9</text:p>
          </table:table-cell>
          <table:table-cell table:number-columns-repeated="1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.84" calcext:value-type="float">
            <text:p>4,84</text:p>
          </table:table-cell>
          <table:table-cell table:number-columns-repeated="1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.78" calcext:value-type="float">
            <text:p>4,78</text:p>
          </table:table-cell>
          <table:table-cell table:number-columns-repeated="1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.7" calcext:value-type="float">
            <text:p>4,7</text:p>
          </table:table-cell>
          <table:table-cell table:number-columns-repeated="10"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4.62" calcext:value-type="float">
            <text:p>4,62</text:p>
          </table:table-cell>
          <table:table-cell table:number-columns-repeated="1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.53" calcext:value-type="float">
            <text:p>4,53</text:p>
          </table:table-cell>
          <table:table-cell table:number-columns-repeated="10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4.42" calcext:value-type="float">
            <text:p>4,42</text:p>
          </table:table-cell>
          <table:table-cell table:number-columns-repeated="10"/>
        </table:table-row>
      </table:table>
      <table:table table:name="Te = 200 ms 1 V" table:style-name="ta1">
        <table:shapes>
          <draw:frame draw:z-index="0" draw:style-name="gr1" draw:text-style-name="P1" svg:width="257.01mm" svg:height="144.56mm" svg:x="58.55mm" svg:y="7.11mm">
            <draw:object draw:notify-on-update-of-ranges="'Te = 200 ms 1 V'.A2:'Te = 200 ms 1 V'.A200 'Te = 200 ms 1 V'.B1:'Te = 200 ms 1 V'.B1 'Te = 200 ms 1 V'.B2:'Te = 200 ms 1 V'.B2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 table:number-rows-repeated="24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Te = 200 ms</text:p>
          </table:table-cell>
          <table:table-cell/>
          <table:table-cell office:value-type="string" calcext:value-type="string">
            <text:p>Pas = 0,00489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5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ms</text:p>
          </table:table-cell>
        </table:table-row>
        <table:table-row table:style-name="ro1">
          <table:table-cell table:number-columns-repeated="8"/>
          <table:table-cell table:style-name="ce1"/>
          <table:table-cell table:style-name="ce1" office:value-type="string" calcext:value-type="string">
            <text:p>f mesurée graphe</text:p>
          </table:table-cell>
          <table:table-cell table:formula="of:=1/([.K37]*0.001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8"/>
          <table:table-cell table:style-name="ce1"/>
          <table:table-cell table:number-columns-repeated="3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/>
          <table:table-cell/>
        </table:table-row>
      </table:table>
      <table:table table:name="Te = 50 ms 1 V" table:style-name="ta1">
        <table:shapes>
          <draw:frame draw:z-index="0" draw:style-name="gr1" draw:text-style-name="P1" svg:width="268.33mm" svg:height="150.93mm" svg:x="46.16mm" svg:y="1mm">
            <draw:object draw:notify-on-update-of-ranges="'Te = 50 ms 1 V'.A1:'Te = 50 ms 1 V'.A1 'Te = 50 ms 1 V'.A2:'Te = 50 ms 1 V'.A41 'Te = 50 ms 1 V'.B1:'Te = 50 ms 1 V'.B1 'Te = 50 ms 1 V'.B2:'Te = 50 ms 1 V'.B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Te = 50 ms</text:p>
          </table:table-cell>
          <table:table-cell/>
          <table:table-cell office:value-type="string" calcext:value-type="string">
            <text:p>Pas = 1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 table:formula="of:=1/([.K37]*0.001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1"/>
          <table:table-cell/>
        </table:table-row>
      </table:table>
      <table:table table:name="Te = 20 ms 1 V" table:style-name="ta1">
        <table:shapes>
          <draw:frame draw:z-index="0" draw:style-name="gr1" draw:text-style-name="P1" svg:width="245.6mm" svg:height="150.61mm" svg:x="51.76mm" svg:y="2.12mm">
            <draw:object draw:notify-on-update-of-ranges="'Te = 20 ms 1 V'.A1:'Te = 20 ms 1 V'.A1 'Te = 20 ms 1 V'.A2:'Te = 20 ms 1 V'.A101 'Te = 20 ms 1 V'.B1:'Te = 20 ms 1 V'.B1 'Te = 20 ms 1 V'.B2:'Te = 20 ms 1 V'.B10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t (ms)</text:p>
          </table:table-cell>
          <table:table-cell office:value-type="string" calcext:value-type="string">
            <text:p>U (V)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e = 20 ms</text:p>
          </table:table-cell>
          <table:table-cell/>
          <table:table-cell office:value-type="string" calcext:value-type="string">
            <text:p>Pas = 1 V</text:p>
          </table:table-cell>
          <table:table-cell/>
          <table:table-cell office:value-type="string" calcext:value-type="string">
            <text:p>Signal orig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/>
          <table:table-cell table:number-columns-repeated="2"/>
          <table:table-cell table:style-name="ce1"/>
          <table:table-cell table:style-name="ce1" office:value-type="string" calcext:value-type="string">
            <text:p>T mesurée graphe</text:p>
          </table:table-cell>
          <table:table-cell office:value-type="float" office:value="1000" calcext:value-type="float">
            <text:p>1000</text:p>
          </table:table-cell>
          <table:table-cell table:style-name="ce2" office:value-type="string" calcext:value-type="string">
            <text:p>ms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style-name="ce1" office:value-type="string" calcext:value-type="string">
            <text:p>f mesurée graphe</text:p>
          </table:table-cell>
          <table:table-cell table:formula="of:=1/([.K37]*0.001)" office:value-type="float" office:value="1" calcext:value-type="float">
            <text:p>1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1"/>
          <table:table-cell table:number-columns-repeated="3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style-name="ce1"/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1:41:15.551000000</meta:creation-date>
    <dc:date>2018-06-04T19:37:08.003000000</dc:date>
    <meta:editing-duration>PT1H52M20S</meta:editing-duration>
    <meta:editing-cycles>25</meta:editing-cycles>
    <meta:generator>LibreOffice/6.0.0.3$Windows_X86_64 LibreOffice_project/64a0f66915f38c6217de274f0aa8e15618924765</meta:generator>
    <meta:document-statistic meta:table-count="8" meta:cell-count="1112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scatter" chart:style-name="ch1">
        <chart:legend chart:legend-position="end" svg:x="23.564cm" svg:y="6.929cm" style:legend-expansion="high" chart:style-name="ch2"/>
        <chart:plot-area chart:style-name="ch3" table:cell-range-address="'Te = 20 ms 0,00489 V'.A2:'Te = 20 ms 0,00489 V'.B200 'Te = 20 ms 0,00489 V'.B1:'Te = 20 ms 0,00489 V'.B1" chart:data-source-has-labels="row" svg:x="0.514cm" svg:y="0.289cm" svg:width="22.536cm" svg:height="12.898cm">
          <chartooo:coordinate-region svg:x="0.95cm" svg:y="0.489cm" svg:width="21.728cm" svg:height="12.051cm"/>
          <chart:axis chart:dimension="x" chart:name="primary-x" chart:style-name="ch4">
            <chart:title svg:x="11.328cm" svg:y="13.476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20 ms 0,00489 V'.B2:'Te = 20 ms 0,00489 V'.B200" chart:label-cell-address="'Te = 20 ms 0,00489 V'.B1:'Te = 20 ms 0,00489 V'.B1" chart:class="chart:scatter">
            <chart:domain table:cell-range-address="'Te = 20 ms 0,00489 V'.A2:'Te = 20 ms 0,00489 V'.A200"/>
            <chart:data-point chart:repeated="1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20 ms 0,00489 V'.B1:'Te = 20 ms 0,00489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20 ms 0,00489 V'.A2:'Te = 20 ms 0,00489 V'.A200</svg:desc>
                </draw:g>
              </table:table-cell>
              <table:table-cell office:value-type="float" office:value="1.73">
                <text:p>1.73</text:p>
                <draw:g>
                  <svg:desc>'Te = 20 ms 0,00489 V'.B2:'Te = 20 ms 0,00489 V'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.01">
                <text:p>2.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2.31">
                <text:p>2.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2.61">
                <text:p>2.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4.25">
                <text:p>4.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4.79">
                <text:p>4.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4.64">
                <text:p>4.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4.45">
                <text:p>4.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4.24">
                <text:p>4.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3.77">
                <text:p>3.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3.49">
                <text:p>3.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3.21">
                <text:p>3.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2.91">
                <text:p>2.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2.62">
                <text:p>2.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2.32">
                <text:p>2.3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2.02">
                <text:p>2.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1.73">
                <text:p>1.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1.41">
                <text:p>1.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1.97">
                <text:p>1.9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2.26">
                <text:p>2.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2.87">
                <text:p>2.8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3.16">
                <text:p>3.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3.45">
                <text:p>3.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3.72">
                <text:p>3.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3.98">
                <text:p>3.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4.22">
                <text:p>4.2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4.96">
                <text:p>4.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4.92">
                <text:p>4.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4.81">
                <text:p>4.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4.67">
                <text:p>4.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4.49">
                <text:p>4.4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3.25">
                <text:p>3.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2.67">
                <text:p>2.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2.07">
                <text:p>2.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1.78">
                <text:p>1.7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0.78">
                <text:p>0.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0.43">
                <text:p>0.4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0.37">
                <text:p>0.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0.68">
                <text:p>0.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0.89">
                <text:p>0.8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1.37">
                <text:p>1.3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992cm" svg:height="14.584cm" xlink:href=".." xlink:type="simple" chart:class="chart:scatter" chart:style-name="ch1">
        <chart:legend chart:legend-position="end" svg:x="23.854cm" svg:y="6.993cm" style:legend-expansion="high" chart:style-name="ch2"/>
        <chart:plot-area chart:style-name="ch3" table:cell-range-address="'Te = 10 ms 0,00489 V'.A1:'Te = 10 ms 0,00489 V'.B201" chart:data-source-has-labels="row" svg:x="1.26cm" svg:y="0.21cm" svg:width="22.815cm" svg:height="13.021cm">
          <chartooo:coordinate-region svg:x="1.696cm" svg:y="0.41cm" svg:width="22.007cm" svg:height="12.174cm"/>
          <chart:axis chart:dimension="x" chart:name="primary-x" chart:style-name="ch4">
            <chart:title svg:x="12.213cm" svg:y="13.522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10 ms 0,00489 V'.B2:'Te = 10 ms 0,00489 V'.B201" chart:label-cell-address="'Te = 10 ms 0,00489 V'.B1:'Te = 10 ms 0,00489 V'.B1" chart:class="chart:scatter">
            <chart:domain table:cell-range-address="'Te = 10 ms 0,00489 V'.A2:'Te = 10 ms 0,00489 V'.A201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10 ms 0,00489 V'.B1:'Te = 10 ms 0,00489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10 ms 0,00489 V'.A2:'Te = 10 ms 0,00489 V'.A201</svg:desc>
                </draw:g>
              </table:table-cell>
              <table:table-cell office:value-type="float" office:value="4.49">
                <text:p>4.49</text:p>
                <draw:g>
                  <svg:desc>'Te = 10 ms 0,00489 V'.B2:'Te = 10 ms 0,00489 V'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.39">
                <text:p>4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4.28">
                <text:p>4.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4.17">
                <text:p>4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3.79">
                <text:p>3.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3.52">
                <text:p>3.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">
                <text:p>100</text:p>
              </table:table-cell>
              <table:table-cell office:value-type="float" office:value="3.23">
                <text:p>3.2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0">
                <text:p>11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">
                <text:p>120</text:p>
              </table:table-cell>
              <table:table-cell office:value-type="float" office:value="2.93">
                <text:p>2.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0">
                <text:p>13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0">
                <text:p>140</text:p>
              </table:table-cell>
              <table:table-cell office:value-type="float" office:value="2.63">
                <text:p>2.6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0">
                <text:p>15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0">
                <text:p>16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0">
                <text:p>17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0">
                <text:p>20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0">
                <text:p>21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0">
                <text:p>22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0">
                <text:p>23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0">
                <text:p>260</text:p>
              </table:table-cell>
              <table:table-cell office:value-type="float" office:value="0.95">
                <text:p>0.9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0">
                <text:p>27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0">
                <text:p>28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0">
                <text:p>29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0">
                <text:p>30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0">
                <text:p>31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0">
                <text:p>32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0">
                <text:p>33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0">
                <text:p>3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0">
                <text:p>35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0">
                <text:p>36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0">
                <text:p>3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0">
                <text:p>3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0">
                <text:p>39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0">
                <text:p>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">
                <text:p>41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0">
                <text:p>42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0">
                <text:p>43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0">
                <text:p>44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0">
                <text:p>450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0">
                <text:p>46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0">
                <text:p>47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0">
                <text:p>48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0">
                <text:p>49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0">
                <text:p>50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0">
                <text:p>51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0">
                <text:p>5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0">
                <text:p>53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0">
                <text:p>54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0">
                <text:p>55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0">
                <text:p>56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0">
                <text:p>570</text:p>
              </table:table-cell>
              <table:table-cell office:value-type="float" office:value="1.62">
                <text:p>1.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0">
                <text:p>58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0">
                <text:p>59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0">
                <text:p>60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0">
                <text:p>61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0">
                <text:p>620</text:p>
              </table:table-cell>
              <table:table-cell office:value-type="float" office:value="2.36">
                <text:p>2.3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0">
                <text:p>630</text:p>
              </table:table-cell>
              <table:table-cell office:value-type="float" office:value="2.51">
                <text:p>2.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0">
                <text:p>64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0">
                <text:p>65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0">
                <text:p>66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0">
                <text:p>67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0">
                <text:p>68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0">
                <text:p>690</text:p>
              </table:table-cell>
              <table:table-cell office:value-type="float" office:value="3.41">
                <text:p>3.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0">
                <text:p>70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0">
                <text:p>710</text:p>
              </table:table-cell>
              <table:table-cell office:value-type="float" office:value="3.69">
                <text:p>3.6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0">
                <text:p>720</text:p>
              </table:table-cell>
              <table:table-cell office:value-type="float" office:value="3.82">
                <text:p>3.8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0">
                <text:p>73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0">
                <text:p>74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0">
                <text:p>750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0">
                <text:p>760</text:p>
              </table:table-cell>
              <table:table-cell office:value-type="float" office:value="4.31">
                <text:p>4.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0">
                <text:p>770</text:p>
              </table:table-cell>
              <table:table-cell office:value-type="float" office:value="4.42">
                <text:p>4.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0">
                <text:p>78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0">
                <text:p>790</text:p>
              </table:table-cell>
              <table:table-cell office:value-type="float" office:value="4.61">
                <text:p>4.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0">
                <text:p>800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0">
                <text:p>810</text:p>
              </table:table-cell>
              <table:table-cell office:value-type="float" office:value="4.77">
                <text:p>4.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0">
                <text:p>82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0">
                <text:p>83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0">
                <text:p>84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0">
                <text:p>85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0">
                <text:p>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0">
                <text:p>8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0">
                <text:p>8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0">
                <text:p>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0">
                <text:p>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0">
                <text:p>9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0">
                <text:p>92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0">
                <text:p>93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0">
                <text:p>94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0">
                <text:p>95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0">
                <text:p>96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0">
                <text:p>970</text:p>
              </table:table-cell>
              <table:table-cell office:value-type="float" office:value="4.69">
                <text:p>4.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0">
                <text:p>980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0">
                <text:p>990</text:p>
              </table:table-cell>
              <table:table-cell office:value-type="float" office:value="4.51">
                <text:p>4.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0">
                <text:p>100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0">
                <text:p>101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0">
                <text:p>1020</text:p>
              </table:table-cell>
              <table:table-cell office:value-type="float" office:value="4.19">
                <text:p>4.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0">
                <text:p>1030</text:p>
              </table:table-cell>
              <table:table-cell office:value-type="float" office:value="4.07">
                <text:p>4.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0">
                <text:p>1040</text:p>
              </table:table-cell>
              <table:table-cell office:value-type="float" office:value="3.94">
                <text:p>3.9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0">
                <text:p>1050</text:p>
              </table:table-cell>
              <table:table-cell office:value-type="float" office:value="3.81">
                <text:p>3.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0">
                <text:p>1060</text:p>
              </table:table-cell>
              <table:table-cell office:value-type="float" office:value="3.68">
                <text:p>3.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0">
                <text:p>1070</text:p>
              </table:table-cell>
              <table:table-cell office:value-type="float" office:value="3.55">
                <text:p>3.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0">
                <text:p>1080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0">
                <text:p>1090</text:p>
              </table:table-cell>
              <table:table-cell office:value-type="float" office:value="3.26">
                <text:p>3.2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0">
                <text:p>1100</text:p>
              </table:table-cell>
              <table:table-cell office:value-type="float" office:value="3.11">
                <text:p>3.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0">
                <text:p>1110</text:p>
              </table:table-cell>
              <table:table-cell office:value-type="float" office:value="2.96">
                <text:p>2.9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0">
                <text:p>1120</text:p>
              </table:table-cell>
              <table:table-cell office:value-type="float" office:value="2.81">
                <text:p>2.8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0">
                <text:p>1130</text:p>
              </table:table-cell>
              <table:table-cell office:value-type="float" office:value="2.66">
                <text:p>2.6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0">
                <text:p>114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0">
                <text:p>1150</text:p>
              </table:table-cell>
              <table:table-cell office:value-type="float" office:value="2.35">
                <text:p>2.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0">
                <text:p>116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0">
                <text:p>1170</text:p>
              </table:table-cell>
              <table:table-cell office:value-type="float" office:value="2.05">
                <text:p>2.0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0">
                <text:p>118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0">
                <text:p>1190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0">
                <text:p>1200</text:p>
              </table:table-cell>
              <table:table-cell office:value-type="float" office:value="1.61">
                <text:p>1.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0">
                <text:p>1210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0">
                <text:p>1220</text:p>
              </table:table-cell>
              <table:table-cell office:value-type="float" office:value="1.34">
                <text:p>1.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0">
                <text:p>1230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0">
                <text:p>124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0">
                <text:p>125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0">
                <text:p>1260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0">
                <text:p>127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0">
                <text:p>1280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0">
                <text:p>1290</text:p>
              </table:table-cell>
              <table:table-cell office:value-type="float" office:value="0.56">
                <text:p>0.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0">
                <text:p>13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0">
                <text:p>1310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0">
                <text:p>132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0">
                <text:p>133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0">
                <text:p>134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0">
                <text:p>135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0">
                <text:p>1360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0">
                <text:p>137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0">
                <text:p>138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0">
                <text:p>139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0">
                <text:p>140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0">
                <text:p>1410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0">
                <text:p>1420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0">
                <text:p>143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0">
                <text:p>144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0">
                <text:p>145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0">
                <text:p>146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0">
                <text:p>1470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0">
                <text:p>148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0">
                <text:p>149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0">
                <text:p>150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0">
                <text:p>151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0">
                <text:p>1520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0">
                <text:p>1530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0">
                <text:p>1540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0">
                <text:p>1550</text:p>
              </table:table-cell>
              <table:table-cell office:value-type="float" office:value="1.46">
                <text:p>1.4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0">
                <text:p>1560</text:p>
              </table:table-cell>
              <table:table-cell office:value-type="float" office:value="1.59">
                <text:p>1.5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0">
                <text:p>1570</text:p>
              </table:table-cell>
              <table:table-cell office:value-type="float" office:value="1.74">
                <text:p>1.7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0">
                <text:p>1580</text:p>
              </table:table-cell>
              <table:table-cell office:value-type="float" office:value="1.88">
                <text:p>1.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0">
                <text:p>1590</text:p>
              </table:table-cell>
              <table:table-cell office:value-type="float" office:value="2.03">
                <text:p>2.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0">
                <text:p>1600</text:p>
              </table:table-cell>
              <table:table-cell office:value-type="float" office:value="2.18">
                <text:p>2.1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0">
                <text:p>1610</text:p>
              </table:table-cell>
              <table:table-cell office:value-type="float" office:value="2.33">
                <text:p>2.3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0">
                <text:p>1620</text:p>
              </table:table-cell>
              <table:table-cell office:value-type="float" office:value="2.48">
                <text:p>2.4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0">
                <text:p>1630</text:p>
              </table:table-cell>
              <table:table-cell office:value-type="float" office:value="2.64">
                <text:p>2.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0">
                <text:p>1640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0">
                <text:p>1650</text:p>
              </table:table-cell>
              <table:table-cell office:value-type="float" office:value="2.94">
                <text:p>2.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0">
                <text:p>1660</text:p>
              </table:table-cell>
              <table:table-cell office:value-type="float" office:value="3.09">
                <text:p>3.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0">
                <text:p>1670</text:p>
              </table:table-cell>
              <table:table-cell office:value-type="float" office:value="3.24">
                <text:p>3.2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0">
                <text:p>1680</text:p>
              </table:table-cell>
              <table:table-cell office:value-type="float" office:value="3.38">
                <text:p>3.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0">
                <text:p>1690</text:p>
              </table:table-cell>
              <table:table-cell office:value-type="float" office:value="3.53">
                <text:p>3.5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0">
                <text:p>1700</text:p>
              </table:table-cell>
              <table:table-cell office:value-type="float" office:value="3.66">
                <text:p>3.6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0">
                <text:p>1710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0">
                <text:p>1720</text:p>
              </table:table-cell>
              <table:table-cell office:value-type="float" office:value="3.93">
                <text:p>3.9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0">
                <text:p>1730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0">
                <text:p>1740</text:p>
              </table:table-cell>
              <table:table-cell office:value-type="float" office:value="4.18">
                <text:p>4.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0">
                <text:p>1750</text:p>
              </table:table-cell>
              <table:table-cell office:value-type="float" office:value="4.29">
                <text:p>4.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0">
                <text:p>1760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0">
                <text:p>177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0">
                <text:p>1780</text:p>
              </table:table-cell>
              <table:table-cell office:value-type="float" office:value="4.59">
                <text:p>4.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0">
                <text:p>1790</text:p>
              </table:table-cell>
              <table:table-cell office:value-type="float" office:value="4.68">
                <text:p>4.6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0">
                <text:p>1800</text:p>
              </table:table-cell>
              <table:table-cell office:value-type="float" office:value="4.76">
                <text:p>4.7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0">
                <text:p>1810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0">
                <text:p>182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0">
                <text:p>183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0">
                <text:p>184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0">
                <text:p>1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0">
                <text:p>18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0">
                <text:p>18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0">
                <text:p>18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0">
                <text:p>1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0">
                <text:p>1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0">
                <text:p>1910</text:p>
              </table:table-cell>
              <table:table-cell office:value-type="float" office:value="4.98">
                <text:p>4.9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0">
                <text:p>192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0">
                <text:p>1930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0">
                <text:p>1940</text:p>
              </table:table-cell>
              <table:table-cell office:value-type="float" office:value="4.84">
                <text:p>4.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0">
                <text:p>1950</text:p>
              </table:table-cell>
              <table:table-cell office:value-type="float" office:value="4.78">
                <text:p>4.7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0">
                <text:p>1960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0">
                <text:p>1970</text:p>
              </table:table-cell>
              <table:table-cell office:value-type="float" office:value="4.62">
                <text:p>4.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0">
                <text:p>1980</text:p>
              </table:table-cell>
              <table:table-cell office:value-type="float" office:value="4.53">
                <text:p>4.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0">
                <text:p>1990</text:p>
              </table:table-cell>
              <table:table-cell office:value-type="float" office:value="4.42">
                <text:p>4.4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scatter" chart:style-name="ch1">
        <chart:legend chart:legend-position="end" svg:x="23.564cm" svg:y="6.929cm" style:legend-expansion="high" chart:style-name="ch2"/>
        <chart:plot-area chart:style-name="ch3" table:cell-range-address="'Te = 200 ms 0,00489 V'.A2:'Te = 200 ms 0,00489 V'.B200 'Te = 200 ms 0,00489 V'.B1:'Te = 200 ms 0,00489 V'.B1" chart:data-source-has-labels="row" svg:x="0.514cm" svg:y="0.289cm" svg:width="22.536cm" svg:height="12.898cm">
          <chartooo:coordinate-region svg:x="0.95cm" svg:y="0.489cm" svg:width="21.728cm" svg:height="12.051cm"/>
          <chart:axis chart:dimension="x" chart:name="primary-x" chart:style-name="ch4">
            <chart:title svg:x="11.328cm" svg:y="13.476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200 ms 0,00489 V'.B2:'Te = 200 ms 0,00489 V'.B200" chart:label-cell-address="'Te = 200 ms 0,00489 V'.B1:'Te = 200 ms 0,00489 V'.B1" chart:class="chart:scatter">
            <chart:domain table:cell-range-address="'Te = 200 ms 0,00489 V'.A2:'Te = 200 ms 0,00489 V'.A200"/>
            <chart:data-point chart:repeated="19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200 ms 0,00489 V'.B1:'Te = 200 ms 0,00489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200 ms 0,00489 V'.A2:'Te = 200 ms 0,00489 V'.A200</svg:desc>
                </draw:g>
              </table:table-cell>
              <table:table-cell office:value-type="float" office:value="0.35">
                <text:p>0.35</text:p>
                <draw:g>
                  <svg:desc>'Te = 200 ms 0,00489 V'.B2:'Te = 200 ms 0,00489 V'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.76">
                <text:p>2.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4.93">
                <text:p>4.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3.95">
                <text:p>3.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2.57">
                <text:p>2.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4.88">
                <text:p>4.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4.11">
                <text:p>4.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702cm" svg:height="14.457cm" xlink:href=".." xlink:type="simple" chart:class="chart:scatter" chart:style-name="ch1">
        <chart:legend chart:legend-position="end" svg:x="23.564cm" svg:y="6.929cm" style:legend-expansion="high" chart:style-name="ch2"/>
        <chart:plot-area chart:style-name="ch3" table:cell-range-address="'Te = 200 ms 1 V'.A2:'Te = 200 ms 1 V'.B200 'Te = 200 ms 1 V'.B1:'Te = 200 ms 1 V'.B1" chart:data-source-has-labels="row" svg:x="0.514cm" svg:y="0.289cm" svg:width="22.536cm" svg:height="12.898cm">
          <chartooo:coordinate-region svg:x="0.95cm" svg:y="0.489cm" svg:width="21.728cm" svg:height="12.051cm"/>
          <chart:axis chart:dimension="x" chart:name="primary-x" chart:style-name="ch4">
            <chart:title svg:x="11.328cm" svg:y="13.476cm" chart:style-name="ch5">
              <text:p>t (ms)</text:p>
            </chart:title>
            <chart:grid chart:style-name="ch6" chart:class="major"/>
          </chart:axis>
          <chart:axis chart:dimension="y" chart:name="primary-y" chart:style-name="ch4">
            <chart:grid chart:style-name="ch6" chart:class="major"/>
          </chart:axis>
          <chart:series chart:style-name="ch7" chart:values-cell-range-address="'Te = 200 ms 1 V'.B2:'Te = 200 ms 1 V'.B200" chart:label-cell-address="'Te = 200 ms 1 V'.B1:'Te = 200 ms 1 V'.B1" chart:class="chart:scatter">
            <chart:domain table:cell-range-address="'Te = 200 ms 1 V'.A2:'Te = 200 ms 1 V'.A200"/>
            <chart:data-point chart:repeated="1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200 ms 1 V'.B1:'Te = 200 ms 1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200 ms 1 V'.A2:'Te = 200 ms 1 V'.A200</svg:desc>
                </draw:g>
              </table:table-cell>
              <table:table-cell office:value-type="float" office:value="5">
                <text:p>5</text:p>
                <draw:g>
                  <svg:desc>'Te = 200 ms 1 V'.B2:'Te = 200 ms 1 V'.B2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">
                <text:p>10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0">
                <text:p>12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">
                <text:p>1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944cm" svg:height="14.031cm" xlink:href=".." xlink:type="simple" chart:class="chart:scatter" chart:style-name="ch1">
        <chart:legend chart:legend-position="end" svg:x="22.806cm" svg:y="6.716cm" style:legend-expansion="high" chart:style-name="ch2"/>
        <chart:plot-area chart:style-name="ch3" table:cell-range-address="'Te =50 ms 0,00489 V'.A1:'Te =50 ms 0,00489 V'.B41" chart:data-source-has-labels="row" svg:x="0.498cm" svg:y="0.28cm" svg:width="21.81cm" svg:height="12.49cm">
          <chartooo:coordinate-region svg:x="0.934cm" svg:y="0.48cm" svg:width="21.002cm" svg:height="11.643cm"/>
          <chart:axis chart:dimension="x" chart:name="primary-x" chart:style-name="ch4">
            <chart:title svg:x="10.949cm" svg:y="13.05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50 ms 0,00489 V'.B2:'Te =50 ms 0,00489 V'.B41" chart:label-cell-address="'Te =50 ms 0,00489 V'.B1:'Te =50 ms 0,00489 V'.B1" chart:class="chart:scatter">
            <chart:domain table:cell-range-address="'Te =50 ms 0,00489 V'.A2:'Te =50 ms 0,00489 V'.A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50 ms 0,00489 V'.B1:'Te =50 ms 0,00489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50 ms 0,00489 V'.A2:'Te =50 ms 0,00489 V'.A41</svg:desc>
                </draw:g>
              </table:table-cell>
              <table:table-cell office:value-type="float" office:value="0.4">
                <text:p>0.4</text:p>
                <draw:g>
                  <svg:desc>'Te =50 ms 0,00489 V'.B2:'Te =50 ms 0,00489 V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.15">
                <text:p>2.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.89">
                <text:p>2.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3.61">
                <text:p>3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4.23">
                <text:p>4.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4.71">
                <text:p>4.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4.97">
                <text:p>4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4.83">
                <text:p>4.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4.41">
                <text:p>4.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3.83">
                <text:p>3.8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3.14">
                <text:p>3.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1.68">
                <text:p>1.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.24">
                <text:p>0.2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0.74">
                <text:p>0.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3.47">
                <text:p>3.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4.12">
                <text:p>4.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4.63">
                <text:p>4.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4.94">
                <text:p>4.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4.89">
                <text:p>4.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.28">
                <text:p>3.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1.81">
                <text:p>1.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.19">
                <text:p>0.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834cm" svg:height="15.094cm" xlink:href=".." xlink:type="simple" chart:class="chart:scatter" chart:style-name="ch1">
        <chart:legend chart:legend-position="end" svg:x="24.696cm" svg:y="7.248cm" style:legend-expansion="high" chart:style-name="ch2"/>
        <chart:plot-area chart:style-name="ch3" table:cell-range-address="'Te = 50 ms 1 V'.A1:'Te = 50 ms 1 V'.B41" chart:data-source-has-labels="row" svg:x="0.536cm" svg:y="0.301cm" svg:width="23.624cm" svg:height="13.511cm">
          <chartooo:coordinate-region svg:x="0.972cm" svg:y="0.5cm" svg:width="22.816cm" svg:height="12.665cm"/>
          <chart:axis chart:dimension="x" chart:name="primary-x" chart:style-name="ch4">
            <chart:title svg:x="11.894cm" svg:y="14.113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50 ms 1 V'.B2:'Te = 50 ms 1 V'.B41" chart:label-cell-address="'Te = 50 ms 1 V'.B1:'Te = 50 ms 1 V'.B1" chart:class="chart:scatter">
            <chart:domain table:cell-range-address="'Te = 50 ms 1 V'.A2:'Te = 50 ms 1 V'.A41"/>
            <chart:data-point chart:repeated="4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50 ms 1 V'.B1:'Te = 50 ms 1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50 ms 1 V'.A2:'Te = 50 ms 1 V'.A41</svg:desc>
                </draw:g>
              </table:table-cell>
              <table:table-cell office:value-type="float" office:value="0">
                <text:p>0</text:p>
                <draw:g>
                  <svg:desc>'Te = 50 ms 1 V'.B2:'Te = 50 ms 1 V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">
                <text:p>2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">
                <text:p>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">
                <text:p>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">
                <text:p>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">
                <text:p>5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">
                <text:p>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">
                <text:p>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">
                <text:p>7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">
                <text:p>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">
                <text:p>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">
                <text:p>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">
                <text:p>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">
                <text:p>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">
                <text:p>10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">
                <text:p>11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">
                <text:p>1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">
                <text:p>12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">
                <text:p>12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">
                <text:p>13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">
                <text:p>1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">
                <text:p>14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">
                <text:p>14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">
                <text:p>1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">
                <text:p>15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">
                <text:p>16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">
                <text:p>16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">
                <text:p>17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">
                <text:p>17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">
                <text:p>18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">
                <text:p>18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">
                <text:p>19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">
                <text:p>195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61cm" svg:height="15.062cm" xlink:href=".." xlink:type="simple" chart:class="chart:scatter" chart:style-name="ch1">
        <chart:legend chart:legend-position="end" svg:x="22.423cm" svg:y="7.232cm" style:legend-expansion="high" chart:style-name="ch2"/>
        <chart:plot-area chart:style-name="ch3" table:cell-range-address="'Te = 20 ms 1 V'.A1:'Te = 20 ms 1 V'.B101" chart:data-source-has-labels="row" svg:x="0.491cm" svg:y="0.301cm" svg:width="21.441cm" svg:height="13.479cm">
          <chartooo:coordinate-region svg:x="0.927cm" svg:y="0.5cm" svg:width="20.634cm" svg:height="12.633cm"/>
          <chart:axis chart:dimension="x" chart:name="primary-x" chart:style-name="ch4">
            <chart:title svg:x="10.757cm" svg:y="14.081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20 ms 1 V'.B2:'Te = 20 ms 1 V'.B101" chart:label-cell-address="'Te = 20 ms 1 V'.B1:'Te = 20 ms 1 V'.B1" chart:class="chart:scatter">
            <chart:domain table:cell-range-address="'Te = 20 ms 1 V'.A2:'Te = 20 ms 1 V'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20 ms 1 V'.B1:'Te = 20 ms 1 V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20 ms 1 V'.A2:'Te = 20 ms 1 V'.A101</svg:desc>
                </draw:g>
              </table:table-cell>
              <table:table-cell office:value-type="float" office:value="5">
                <text:p>5</text:p>
                <draw:g>
                  <svg:desc>'Te = 20 ms 1 V'.B2:'Te = 20 ms 1 V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0">
                <text:p>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">
                <text:p>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0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0">
                <text:p>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0">
                <text:p>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20">
                <text:p>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0">
                <text:p>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80">
                <text:p>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00">
                <text:p>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0">
                <text:p>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40">
                <text:p>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80">
                <text:p>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00">
                <text:p>5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20">
                <text:p>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40">
                <text:p>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0">
                <text:p>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80">
                <text:p>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00">
                <text:p>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20">
                <text:p>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40">
                <text:p>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60">
                <text:p>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80">
                <text:p>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00">
                <text:p>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20">
                <text:p>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40">
                <text:p>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60">
                <text:p>7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80">
                <text:p>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00">
                <text:p>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20">
                <text:p>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40">
                <text:p>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60">
                <text:p>8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80">
                <text:p>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00">
                <text:p>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0">
                <text:p>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40">
                <text:p>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60">
                <text:p>9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80">
                <text:p>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00">
                <text:p>10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0">
                <text:p>10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40">
                <text:p>10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60">
                <text:p>10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80">
                <text:p>10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00">
                <text:p>11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20">
                <text:p>11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40">
                <text:p>11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60">
                <text:p>11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80">
                <text:p>11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00">
                <text:p>1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20">
                <text:p>12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40">
                <text:p>1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60">
                <text:p>12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80">
                <text:p>12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00">
                <text:p>13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20">
                <text:p>13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40">
                <text:p>13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0">
                <text:p>1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80">
                <text:p>13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00">
                <text:p>14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20">
                <text:p>14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40">
                <text:p>14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60">
                <text:p>14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80">
                <text:p>14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00">
                <text:p>15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20">
                <text:p>15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40">
                <text:p>15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60">
                <text:p>15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80">
                <text:p>15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00">
                <text:p>16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0">
                <text:p>16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40">
                <text:p>16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60">
                <text:p>16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80">
                <text:p>16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00">
                <text:p>170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20">
                <text:p>17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40">
                <text:p>17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60">
                <text:p>17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80">
                <text:p>17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00">
                <text:p>18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20">
                <text:p>182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40">
                <text:p>18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60">
                <text:p>18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80">
                <text:p>18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00">
                <text:p>19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20">
                <text:p>19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40">
                <text:p>1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60">
                <text:p>19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80">
                <text:p>198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step-start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561cm" svg:height="15.062cm" xlink:href=".." xlink:type="simple" chart:class="chart:scatter" chart:style-name="ch1">
        <chart:legend chart:legend-position="end" svg:x="22.423cm" svg:y="7.232cm" style:legend-expansion="high" chart:style-name="ch2"/>
        <chart:plot-area chart:style-name="ch3" table:cell-range-address="'Te = 500 ms 0,0049 V '.A2:'Te = 500 ms 0,0049 V '.B101 'Te = 500 ms 0,0049 V '.B1:'Te = 500 ms 0,0049 V '.B1" chart:data-source-has-labels="row" svg:x="0.491cm" svg:y="0.301cm" svg:width="21.441cm" svg:height="13.479cm">
          <chartooo:coordinate-region svg:x="0.927cm" svg:y="0.5cm" svg:width="20.633cm" svg:height="12.633cm"/>
          <chart:axis chart:dimension="x" chart:name="primary-x" chart:style-name="ch4">
            <chart:title svg:x="10.757cm" svg:y="14.081cm" chart:style-name="ch5">
              <text:p>t (ms)</text:p>
            </chart:title>
            <chart:grid chart:style-name="ch6" chart:class="major"/>
            <chart:grid chart:style-name="ch7" chart:class="minor"/>
          </chart:axis>
          <chart:axis chart:dimension="y" chart:name="primary-y" chart:style-name="ch4">
            <chart:grid chart:style-name="ch6" chart:class="major"/>
          </chart:axis>
          <chart:series chart:style-name="ch8" chart:values-cell-range-address="'Te = 500 ms 0,0049 V '.B2:'Te = 500 ms 0,0049 V '.B101" chart:label-cell-address="'Te = 500 ms 0,0049 V '.B1:'Te = 500 ms 0,0049 V '.B1" chart:class="chart:scatter">
            <chart:domain table:cell-range-address="'Te = 500 ms 0,0049 V '.A2:'Te = 500 ms 0,0049 V '.A101"/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U (V)</text:p>
                <draw:g>
                  <svg:desc>'Te = 500 ms 0,0049 V '.B1:'Te = 500 ms 0,0049 V 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 = 500 ms 0,0049 V '.A2:'Te = 500 ms 0,0049 V '.A101</svg:desc>
                </draw:g>
              </table:table-cell>
              <table:table-cell office:value-type="float" office:value="4.91">
                <text:p>4.91</text:p>
                <draw:g>
                  <svg:desc>'Te = 500 ms 0,0049 V '.B2:'Te = 500 ms 0,0049 V 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4.85">
                <text:p>4.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0.39">
                <text:p>0.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0.3$Windows_X86_64 LibreOffice_project/64a0f66915f38c6217de274f0aa8e1561892476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